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cotland Quarter Size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y</text:p>
          </table:table-cell>
        </table:table-row>
        <table:table-row table:style-name="ro1">
          <table:table-cell table:style-name="ce2" office:value-type="string">
            <text:p>Bedroom 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style-name="ce2" office:value-type="string">
            <text:p>Closet Bedroom 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style-name="ce2" office:value-type="string">
            <text:p>Master Bedroom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style-name="ce2" office:value-type="string">
            <text:p>Master Bedroom Bathroom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style-name="ce2" office:value-type="string">
            <text:p>Master Bedroom Closet 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style-name="ce2" office:value-type="string">
            <text:p>Master Bedroom Closet 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style-name="ce2" office:value-type="string">
            <text:p>Corridor Closet 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table:style-name="ce2" office:value-type="string">
            <text:p>AC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table:style-name="ce2" office:value-type="string">
            <text:p>Master Toilet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style-name="ce2" office:value-type="string">
            <text:p>Kitchen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table:number-columns-repeated="2" office:value-type="float" office:value="330">
            <text:p>330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table:style-name="ce2" office:value-type="string">
            <text:p>Corridor Closet 2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table:style-name="ce2" office:value-type="string">
            <text:p>Corridor Closet 3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style-name="ce2" office:value-type="string">
            <text:p>Corridor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table:style-name="ce2" office:value-type="string">
            <text:p>Sitting Room 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table:style-name="ce2" office:value-type="string">
            <text:p>Sitting Room 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table:style-name="ce2" office:value-type="string">
            <text:p>Sitting Room 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Center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38">
            <text:p>5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02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5-12T12:46:31</meta:creation-date>
    <dc:date>2012-05-13T02:36:27</dc:date>
    <dc:creator>user </dc:creator>
    <meta:editing-duration>PT06H40M58S</meta:editing-duration>
    <meta:editing-cycles>2</meta:editing-cycles>
    <meta:generator>OpenOffice.org/3.2$Unix OpenOffice.org_project/320m19$Build-9505</meta:generator>
    <meta:document-statistic meta:table-count="3" meta:cell-count="236" meta:object-count="0"/>
  </office:meta>
</office:document-meta>
</file>